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eparador de Pastas</text:p>
      <text:p text:style-name="Subtitle">Readme.rmd</text:p>
      <text:p text:style-name="Author">Sergio Pedro R Oliveira</text:p>
      <text:p text:style-name="Date">2022-12-26</text:p>
      <text:p text:style-name="Pagebreak"/>
      <text:h text:style-name="Heading_20_1" text:outline-level="1"><text:bookmark-start text:name="objetivo"/>1 Objetivo<text:bookmark-end text:name="objetivo"/></text:h>
      <text:p text:style-name="First_20_paragraph">Criação de um script, em <text:span text:style-name="T1">Bash</text:span>, que automatize o processo de separação de arquivos e pastas em diretorios criados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Separador de Pastas</dc:title>
    <dc:description/>
    <dc:subject/>
    <meta:keyword/>
    <meta:initial-creator>Sergio Pedro R Oliveira</meta:initial-creator>
    <dc:creator>Sergio Pedro R Oliveira</dc:creator>
    <meta:creation-date>2022-12-26T14:24:10Z</meta:creation-date>
    <dc:date>2022-12-26T14:24:10Z</dc:date>
    <meta:user-defined meta:name="date" meta:value-type="string">2022-12-26</meta:user-defined>
    <meta:user-defined meta:name="output" meta:value-type="string"/>
    <meta:user-defined meta:name="subtitle" meta:value-type="string">Readme.rmd</meta:user-defined>
  </office:meta>
</office:document-meta>
</file>